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8.65cm" fo:min-width="15.1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3" style:family="graphic" style:parent-style-name="standard">
      <style:graphic-properties draw:fill-color="#339966" draw:textarea-horizontal-align="justify" draw:textarea-vertical-align="middle" draw:auto-grow-height="false" fo:min-height="2.75cm" fo:min-width="3.5cm"/>
    </style:style>
    <style:style style:name="gr4" style:family="graphic" style:parent-style-name="standard">
      <style:graphic-properties draw:fill-color="#336633" draw:textarea-horizontal-align="justify" draw:textarea-vertical-align="middle" draw:auto-grow-height="false" fo:min-height="2.75cm" fo:min-width="3.5cm"/>
    </style:style>
    <style:style style:name="gr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style:font-name="MS UI Gothic" fo:font-size="40pt" style:font-size-asian="40pt" style:font-size-complex="40pt"/>
    </style:style>
    <style:style style:name="P4" style:family="paragraph">
      <loext:graphic-properties draw:fill-color="#339966"/>
      <style:paragraph-properties fo:text-align="center"/>
      <style:text-properties fo:color="#ffffff" style:font-name="MS UI Gothic" fo:font-size="40pt" style:font-size-asian="40pt" style:font-size-complex="40pt"/>
    </style:style>
    <style:style style:name="P5" style:family="paragraph">
      <loext:graphic-properties draw:fill-color="#336633"/>
      <style:paragraph-properties fo:text-align="center"/>
      <style:text-properties fo:color="#ffffff" style:font-name="MS UI Gothic" fo:font-size="40pt" style:font-size-asian="40pt" style:font-size-complex="40pt"/>
    </style:style>
    <style:style style:name="T1" style:family="text">
      <style:text-properties fo:color="#ffffff" style:font-name="MS UI Gothic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6cm" svg:height="8.9cm" svg:x="3.7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cm" svg:height="3cm" svg:x="4cm" svg:y="2cm">
          <text:p text:style-name="P2"><text:span text:style-name="T1">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3cm" svg:x="4cm" svg:y="7cm">
          <text:p text:style-name="P2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cm" svg:height="3cm" svg:x="15cm" svg:y="7cm">
          <text:p text:style-name="P2"><text:span text:style-name="T1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cm" svg:height="3cm" svg:x="9.5cm" svg:y="7cm">
          <text:p text:style-name="P2"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2.7cm" svg:y1="7cm" svg:x2="15.7cm" svg:y2="5cm">
          <text:p/>
        </draw:line>
        <draw:line draw:style-name="gr5" draw:text-style-name="P1" draw:layer="layout" svg:x1="10.4cm" svg:y1="7cm" svg:x2="7.4cm" svg:y2="5cm">
          <text:p/>
        </draw:line>
        <draw:line draw:style-name="gr5" draw:text-style-name="P1" draw:layer="layout" svg:x1="17cm" svg:y1="7cm" svg:x2="17cm" svg:y2="5cm">
          <text:p/>
        </draw:line>
        <draw:line draw:style-name="gr5" draw:text-style-name="P1" draw:layer="layout" svg:x1="6cm" svg:y1="7cm" svg:x2="6cm" svg:y2="5cm">
          <text:p/>
        </draw:line>
        <draw:custom-shape draw:style-name="gr2" draw:text-style-name="P3" draw:layer="layout" svg:width="4cm" svg:height="3cm" svg:x="15cm" svg:y="2cm">
          <text:p text:style-name="P2"><text:span text:style-name="T1">IB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S UI Gothic" svg:font-family="'MS UI Gothic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10:24:07.771000000</meta:creation-date>
    <dc:date>2020-01-21T21:23:46.193000000</dc:date>
    <meta:editing-duration>PT49M2S</meta:editing-duration>
    <meta:editing-cycles>5</meta:editing-cycles>
    <meta:generator>LibreOffice/4.4.4.3$Windows_x86 LibreOffice_project/2c39ebcf046445232b798108aa8a7e7d89552ea8</meta:generator>
    <meta:document-statistic meta:object-count="10"/>
  </office:meta>
</office:document-meta>
</file>